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2C00000414A074899EF39C373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cm" svg:y="0.106cm" svg:width="17.736cm" svg:height="24.488cm" draw:z-index="0"><draw:image xlink:href="Pictures/100000010000042C00000414A074899EF39C373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2T13:02:12.396408502</meta:creation-date>
    <dc:date>2023-10-22T13:02:59.002384288</dc:date>
    <meta:editing-duration>PT47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